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sentationEnvironmentControl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esentationEnvironmentControl.PresentationEnvironment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